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16350" officeooo:paragraph-rsid="00016350"/>
    </style:style>
    <style:style style:name="T1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utiliser Git sur ce projet:</text:p>
      <text:p text:style-name="P1">1- On recupère le projet avec <text:span text:style-name="T1">git clone https://github.com/Hozafi/Darwini</text:span></text:p>
      <text:p text:style-name="P1">2- Faire la création du projet habituelle avec intelliJ / Robocode</text:p>
      <text:p text:style-name="P1">3- Il y a 4 branche sur le projet: Simon, Edgar, Raphael et Martin</text:p>
      <text:p text:style-name="P1">On bascule donc sur la branche que l'on veut avec <text:span text:style-name="T1">git checkout nomBranche</text:span></text:p>
      <text:p text:style-name="P1">4- On fait ce que l'on veut sur notre branche</text:p>
      <text:p text:style-name="P1">5- Une fois que l'on a fait des modifications on fait <text:span text:style-name="T1">git add *</text:span> pour ajouter les fichiers modifié au prochain commit</text:p>
      <text:p text:style-name="P1">6- On commit avec <text:span text:style-name="T1">git commit -m "Nom du commit"</text:span></text:p>
      <text:p text:style-name="P1">7- On push sur le depot distant avec <text:span text:style-name="T1">git push origin NomBranche</text:span></text:p>
      <text:p text:style-name="P1">8- Pour recuperer des chose depuis le depot distant on fait <text:span text:style-name="T1">git pull</text:span></text:p>
      <text:p text:style-name="P1">9- Si d'autre question n'hésitez pas à me demander sur Facebook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15:52:51.350007179</dc:date>
    <meta:editing-duration>PT44S</meta:editing-duration>
    <meta:editing-cycles>1</meta:editing-cycles>
    <meta:document-statistic meta:table-count="0" meta:image-count="0" meta:object-count="0" meta:page-count="1" meta:paragraph-count="11" meta:word-count="132" meta:character-count="715" meta:non-whitespace-character-count="594"/>
    <meta:generator>LibreOffice/5.1.6.2$Linux_X86_64 LibreOffice_project/10m0$Build-2</meta:generator>
  </office:meta>
</office:document-meta>
</file>